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62f7e" officeooo:paragraph-rsid="000a15cf" style:font-size-asian="19.25pt" style:font-size-complex="22pt"/>
    </style:style>
    <style:style style:name="P2" style:family="paragraph" style:parent-style-name="Standard">
      <style:text-properties fo:font-size="22pt" officeooo:rsid="000a15cf" officeooo:paragraph-rsid="000a15cf" style:font-size-asian="19.25pt" style:font-size-complex="2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a15cf" style:font-size-asian="10.5pt" style:font-size-complex="12pt"/>
    </style:style>
    <style:style style:name="T3" style:family="text">
      <style:text-properties fo:font-size="12pt" officeooo:rsid="000be775" style:font-size-asian="10.5pt" style:font-size-complex="12pt"/>
    </style:style>
    <style:style style:name="T4" style:family="text">
      <style:text-properties style:font-name="FreeMono" fo:font-size="12pt" officeooo:rsid="00069b9e" style:font-size-asian="10.5pt" style:font-size-complex="12pt"/>
    </style:style>
    <style:style style:name="T5" style:family="text">
      <style:text-properties officeooo:rsid="000a15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zione <text:span text:style-name="T5">HashCalculator</text:span></text:p>
      <text:p text:style-name="P1"/>
      <text:p text:style-name="P1"><text:span text:style-name="T1">La classe </text:span><text:span text:style-name="T2">HashCalculator</text:span><text:span text:style-name="T1"> si occupa di </text:span><text:span text:style-name="T2">calcolare l'hash di un file o di una cartella. Dal punto di vista del codice, questa è stata organizzata come una classe astratta in cui l'implementazione concreta va a definire quale algoritmo utilizzare per il calcolo. Nel filesystem è stato utilizzato MD5, come si può osservare dalla classe HashCalculatorMD5.</text:span></text:p>
      <text:p text:style-name="P1"><text:span text:style-name="T2"/></text:p>
      <text:p text:style-name="P2"><text:span text:style-name="T1">I due metodi fondamentali sono senza dubbio </text:span><text:span text:style-name="T4">calculateFileHash</text:span><text:span text:style-name="T1"> e </text:span><text:span text:style-name="T4">calculateDirectoryHash</text:span><text:span text:style-name="T1">.</text:span></text:p>
      <text:p text:style-name="P2"><text:span text:style-name="T1">Come si può facilmente intuire dal nome, il primo calcola l'hash associato ad un file, prendendone in considerazione il nome ed il contenuto; il secondo si rivolge invece alle directory considerando il nome e gli hash dei figli in esse contenute. Per motivi di efficienza, </text:span><text:span text:style-name="T3">è stato scelto di richiamare il Dictionary di HashDataStructure per calcolare gli hash dei figli, evitando così di effettuare molte chiamate ricors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00:19:40.535903292</meta:creation-date>
    <dc:date>2015-01-25T00:53:05.410798394</dc:date>
    <meta:editing-duration>PT15M51S</meta:editing-duration>
    <meta:editing-cycles>1</meta:editing-cycles>
    <meta:generator>LibreOffice/4.3.3.2$Linux_x86 LibreOffice_project/430m0$Build-2</meta:generator>
    <meta:document-statistic meta:table-count="0" meta:image-count="0" meta:object-count="0" meta:page-count="1" meta:paragraph-count="4" meta:word-count="134" meta:character-count="888" meta:non-whitespace-character-count="758"/>
  </office:meta>
</office:document-meta>
</file>